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 style:list-style-name="L1">
      <style:graphic-properties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dash" draw:stroke-dash="Ultrafine_20_Dashed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dash" draw:stroke-dash="Ultrafine_20_Dashed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Ultrafine_20_Dashed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dash" draw:stroke-dash="Ultrafine_20_Dashed" svg:stroke-width="0.02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02cm" draw:marker-start-width="0.23cm" draw:marker-end-width="0.23cm" draw:fill-color="#000000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dash" draw:stroke-dash="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8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LGC Sans'" style:font-family-generic-asian="system" style:font-pitch-asian="variable" style:font-size-asian="16pt" style:language-asian="zxx" style:country-asian="none" style:font-style-asian="normal" style:font-weight-asian="normal" style:font-family-complex="Tahoma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rect draw:style-name="gr1" draw:text-style-name="P2" draw:layer="layout" svg:width="2.5cm" svg:height="1.5cm" svg:x="1.6cm" svg:y="3.9cm">
          <text:p text:style-name="P1"><text:span text:style-name="T1">Length</text:span></text:p>
          <text:p text:style-name="P1"><text:span text:style-name="T1">(11 bits)</text:span></text:p>
        </draw:rect>
        <draw:rect draw:style-name="gr1" draw:text-style-name="P2" draw:layer="layout" svg:width="4.1cm" svg:height="1.5cm" svg:x="4.3cm" svg:y="3.9cm">
          <text:p text:style-name="P1"><text:span text:style-name="T1">Dest. Address</text:span></text:p>
          <text:p text:style-name="P1"><text:span text:style-name="T1">(32 bits)</text:span></text:p>
        </draw:rect>
        <draw:rect draw:style-name="gr1" draw:text-style-name="P2" draw:layer="layout" svg:width="3cm" svg:height="1.5cm" svg:x="11.9cm" svg:y="3.9cm">
          <text:p text:style-name="P1"><text:span text:style-name="T1">Source port</text:span></text:p>
          <text:p text:style-name="P1"><text:span text:style-name="T1">(16 bits)</text:span></text:p>
        </draw:rect>
        <draw:rect draw:style-name="gr1" draw:text-style-name="P2" draw:layer="layout" svg:width="3.5cm" svg:height="1.5cm" svg:x="0.3cm" svg:y="11.8cm">
          <text:p text:style-name="P1"><text:span text:style-name="T1">Ethernet</text:span></text:p>
          <text:p text:style-name="P1"><text:span text:style-name="T1">header</text:span></text:p>
        </draw:rect>
        <draw:rect draw:style-name="gr1" draw:text-style-name="P2" draw:layer="layout" svg:width="6cm" svg:height="1.5cm" svg:x="3.9cm" svg:y="11.8cm">
          <text:p text:style-name="P1"><text:span text:style-name="T1">IP header</text:span></text:p>
        </draw:rect>
        <draw:rect draw:style-name="gr1" draw:text-style-name="P2" draw:layer="layout" svg:width="3.8cm" svg:height="1.5cm" svg:x="10cm" svg:y="11.8cm">
          <text:p text:style-name="P1"><text:span text:style-name="T1">UDP header</text:span></text:p>
        </draw:rect>
        <draw:rect draw:style-name="gr1" draw:text-style-name="P1" draw:layer="layout" svg:width="10.4cm" svg:height="1.5cm" svg:x="13.9cm" svg:y="11.8cm">
          <text:p text:style-name="P1">0x01 <text:s/>0x23 <text:s/>0x45 <text:s/>0x67 <text:s/>0x89 <text:s/>0xAB</text:p>
        </draw:rect>
        <draw:rect draw:style-name="gr1" draw:text-style-name="P2" draw:layer="layout" svg:width="3cm" svg:height="1.5cm" svg:x="8.7cm" svg:y="3.9cm">
          <text:p text:style-name="P1"><text:span text:style-name="T1">Dest. Port</text:span></text:p>
          <text:p text:style-name="P1"><text:span text:style-name="T1">(16 bits)</text:span></text:p>
        </draw:rect>
        <draw:g>
          <draw:rect draw:style-name="gr2" draw:text-style-name="P4" draw:layer="layout" svg:width="3cm" svg:height="1.5cm" svg:x="19.9cm" svg:y="8.1cm">
            <text:p text:style-name="P3"><text:span text:style-name="T2">0x23 0x01</text:span></text:p>
          </draw:rect>
          <draw:line draw:style-name="gr3" draw:text-style-name="P5" draw:layer="layout" svg:x1="21.4cm" svg:y1="9.6cm" svg:x2="21.4cm" svg:y2="8.1cm">
            <text:p text:style-name="P7"/>
          </draw:line>
        </draw:g>
        <draw:g>
          <draw:rect draw:style-name="gr4" draw:text-style-name="P4" draw:layer="layout" svg:width="3cm" svg:height="1.5cm" svg:x="19.9cm" svg:y="6.5cm">
            <text:p text:style-name="P3"><text:span text:style-name="T2">0x67 0x45</text:span></text:p>
          </draw:rect>
          <draw:line draw:style-name="gr5" draw:text-style-name="P5" draw:layer="layout" svg:x1="21.4cm" svg:y1="8cm" svg:x2="21.4cm" svg:y2="6.5cm">
            <text:p text:style-name="P7"/>
          </draw:line>
        </draw:g>
        <draw:g>
          <draw:rect draw:style-name="gr6" draw:text-style-name="P4" draw:layer="layout" svg:width="3cm" svg:height="1.5cm" svg:x="19.9cm" svg:y="4.9cm">
            <text:p text:style-name="P3"><text:span text:style-name="T2">0xAB 0x89</text:span></text:p>
          </draw:rect>
          <draw:line draw:style-name="gr7" draw:text-style-name="P5" draw:layer="layout" svg:x1="21.4cm" svg:y1="6.4cm" svg:x2="21.4cm" svg:y2="4.9cm">
            <text:p text:style-name="P7"/>
          </draw:line>
        </draw:g>
        <draw:g>
          <draw:rect draw:style-name="gr8" draw:text-style-name="P4" draw:layer="layout" svg:width="3cm" svg:height="1.5cm" svg:x="19.9cm" svg:y="1.8cm">
            <text:p text:style-name="P3"><text:span text:style-name="T2"><text:s/></text:span><text:span text:style-name="T2">XX* <text:s/>0xEF</text:span></text:p>
          </draw:rect>
          <draw:line draw:style-name="gr9" draw:text-style-name="P5" draw:layer="layout" svg:x1="21.4cm" svg:y1="3.3cm" svg:x2="21.4cm" svg:y2="1.8cm">
            <text:p text:style-name="P7"/>
          </draw:line>
        </draw:g>
        <draw:circle draw:style-name="gr10" draw:text-style-name="P6" draw:layer="layout" svg:width="0.25cm" svg:height="0.25cm" svg:x="21.3cm" svg:y="4.4cm">
          <text:p text:style-name="P7"/>
        </draw:circle>
        <draw:circle draw:style-name="gr10" draw:text-style-name="P6" draw:layer="layout" svg:width="0.25cm" svg:height="0.25cm" svg:x="21.3cm" svg:y="4cm">
          <text:p text:style-name="P7"/>
        </draw:circle>
        <draw:circle draw:style-name="gr10" draw:text-style-name="P6" draw:layer="layout" svg:width="0.25cm" svg:height="0.25cm" svg:x="21.3cm" svg:y="3.6cm">
          <text:p text:style-name="P7"/>
        </draw:circle>
        <draw:line draw:style-name="gr11" draw:text-style-name="P6" draw:layer="layout" svg:x1="15.6cm" svg:y1="13.3cm" svg:x2="15.6cm" svg:y2="11.8cm">
          <text:p text:style-name="P7"/>
        </draw:line>
        <draw:line draw:style-name="gr11" draw:text-style-name="P6" draw:layer="layout" svg:x1="17.4cm" svg:y1="13.3cm" svg:x2="17.4cm" svg:y2="11.8cm">
          <text:p text:style-name="P7"/>
        </draw:line>
        <draw:line draw:style-name="gr11" draw:text-style-name="P6" draw:layer="layout" svg:x1="19.1cm" svg:y1="13.3cm" svg:x2="19.1cm" svg:y2="11.8cm">
          <text:p text:style-name="P7"/>
        </draw:line>
        <draw:line draw:style-name="gr11" draw:text-style-name="P6" draw:layer="layout" svg:x1="20.8cm" svg:y1="13.3cm" svg:x2="20.8cm" svg:y2="11.8cm">
          <text:p text:style-name="P7"/>
        </draw:line>
        <draw:line draw:style-name="gr11" draw:text-style-name="P6" draw:layer="layout" svg:x1="22.5cm" svg:y1="13.3cm" svg:x2="22.5cm" svg:y2="11.8cm">
          <text:p text:style-name="P7"/>
        </draw:line>
        <draw:circle draw:style-name="gr10" draw:text-style-name="P6" draw:layer="layout" svg:width="0.25cm" svg:height="0.25cm" svg:x="24.5cm" svg:y="12.5cm">
          <text:p text:style-name="P7"/>
        </draw:circle>
        <draw:circle draw:style-name="gr10" draw:text-style-name="P6" draw:layer="layout" svg:width="0.25cm" svg:height="0.25cm" svg:x="25cm" svg:y="12.5cm">
          <text:p text:style-name="P7"/>
        </draw:circle>
        <draw:ellipse draw:style-name="gr10" draw:text-style-name="P6" draw:layer="layout" svg:width="0.2cm" svg:height="0.25cm" svg:x="25.5cm" svg:y="12.5cm">
          <text:p text:style-name="P7"/>
        </draw:ellipse>
        <draw:rect draw:style-name="gr1" draw:text-style-name="P1" draw:layer="layout" svg:width="1.8cm" svg:height="1.5cm" svg:x="25.9cm" svg:y="11.8cm">
          <text:p text:style-name="P1">0xEF</text:p>
        </draw:rect>
        <draw:frame draw:style-name="gr12" draw:text-style-name="P7" draw:layer="layout" svg:width="4.2cm" svg:height="0.962cm" svg:x="19.4cm" svg:y="0.8cm">
          <draw:text-box>
            <text:p text:style-name="P7">TX data bus</text:p>
          </draw:text-box>
        </draw:frame>
        <draw:frame draw:style-name="gr12" draw:text-style-name="P7" draw:layer="layout" svg:width="5cm" svg:height="0.962cm" svg:x="1.6cm" svg:y="13.4cm">
          <draw:text-box>
            <text:p text:style-name="P7">Ethernet frame</text:p>
          </draw:text-box>
        </draw:frame>
        <draw:rect draw:style-name="gr13" draw:text-style-name="P6" draw:layer="layout" svg:width="27.602cm" svg:height="1.7cm" svg:x="0.2cm" svg:y="11.7cm">
          <text:p text:style-name="P7"/>
        </draw:rect>
        <draw:custom-shape draw:style-name="gr14" draw:text-style-name="P6" draw:layer="layout" svg:width="1cm" svg:height="13.828cm" draw:transform="rotate (-1.57149445849658) translate (27.728cm 10.506cm)">
          <text:p text:style-name="P7"/>
          <draw:enhanced-geometry svg:viewBox="0 0 21600 21600" draw:glue-points="21600 0 0 10800 21600 21600" draw:text-areas="13800 ?f9 21600 ?f10" draw:type="left-brace" draw:modifiers="484.199869838745 9819.885747342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4cm" svg:height="3.1cm" svg:x="23.9cm" svg:y="2.8cm">
          <draw:text-box>
            <text:p text:style-name="P7"><text:span text:style-name="T3">* The transfer in this example has odd length, so the last byte is ”don't care”.</text:span></text:p>
          </draw:text-box>
        </draw:frame>
        <draw:frame draw:style-name="gr12" draw:text-style-name="P7" draw:layer="layout" svg:width="13cm" svg:height="0.962cm" svg:x="1.8cm" svg:y="2.5cm">
          <draw:text-box>
            <text:p text:style-name="P7">TX information, used to create the headers.</text:p>
          </draw:text-box>
        </draw:frame>
        <draw:frame draw:style-name="gr12" draw:text-style-name="P9" draw:layer="layout" svg:width="4cm" svg:height="0.725cm" svg:x="19.405cm" svg:y="9.6cm">
          <draw:text-box>
            <text:p text:style-name="P7"><text:span text:style-name="T4">15........8 | 7........0</text:span></text:p>
          </draw:text-box>
        </draw:frame>
        <draw:frame draw:style-name="gr16" draw:text-style-name="P7" draw:layer="layout" svg:width="13cm" svg:height="1.187cm" svg:x="14cm" svg:y="13.5cm">
          <draw:text-box>
            <text:p text:style-name="P7"/>
          </draw:text-box>
        </draw:frame>
        <draw:frame draw:style-name="gr12" draw:text-style-name="P9" draw:layer="layout" svg:width="8.9cm" svg:height="0.725cm" svg:x="13.6cm" svg:y="13.275cm">
          <draw:text-box>
            <text:p text:style-name="P7"><text:span text:style-name="T4">0..........7 | 8.......15 | 16...............</text:span></text:p>
          </draw:text-box>
        </draw:frame>
        <draw:line draw:style-name="gr17" draw:text-style-name="P6" draw:layer="layout" svg:x1="0.5cm" svg:y1="11.5cm" svg:x2="1.5cm" svg:y2="5.5cm">
          <text:p text:style-name="P7"/>
        </draw:line>
        <draw:line draw:style-name="gr17" draw:text-style-name="P6" draw:layer="layout" svg:x1="13.9cm" svg:y1="11.5cm" svg:x2="14.9cm" svg:y2="5.5cm">
          <text:p text:style-name="P7"/>
        </draw:line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3.181cm" svg:x="2.97cm" svg:y="4.656cm" draw:page-number="1"/>
      <draw:page-thumbnail draw:layer="backgroundobjects" svg:width="5.938cm" svg:height="3.181cm" svg:x="11.88cm" svg:y="4.656cm"/>
      <draw:page-thumbnail draw:layer="backgroundobjects" svg:width="5.938cm" svg:height="3.181cm" svg:x="20.79cm" svg:y="4.656cm"/>
      <draw:page-thumbnail draw:layer="backgroundobjects" svg:width="5.938cm" svg:height="3.181cm" svg:x="2.97cm" svg:y="13.161cm"/>
      <draw:page-thumbnail draw:layer="backgroundobjects" svg:width="5.938cm" svg:height="3.181cm" svg:x="11.88cm" svg:y="13.161cm"/>
      <draw:page-thumbnail draw:layer="backgroundobjects" svg:width="5.938cm" svg:height="3.181cm" svg:x="20.79cm" svg:y="13.161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1T10:48:06</meta:creation-date>
    <dc:creator>Jussi Nieminen</dc:creator>
    <dc:date>2010-01-13T11:07:38</dc:date>
    <meta:editing-cycles>12</meta:editing-cycles>
    <meta:editing-duration>PT30M15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